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0"/>
        <table:table-column table:style-name="co2" table:default-cell-style-name="ce240"/>
        <table:table-column table:style-name="co2" table:number-columns-repeated="9" table:default-cell-style-name="ce244"/>
        <table:table-column table:style-name="co2" table:number-columns-repeated="3" table:default-cell-style-name="ce248"/>
        <table:table-row table:style-name="ro1">
          <table:table-cell table:style-name="ce1" office:value-type="string" calcext:value-type="string">
            <text:p>Budget Vorlage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"/>
          <table:table-cell table:style-name="ce12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  <table:table-cell table:style-name="ce18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63"/>
          <table:table-cell table:number-columns-repeated="13"/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ablecom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45"/>
          <table:table-cell table:number-columns-repeated="6"/>
        </table:table-row>
        <table:table-row table:style-name="ro3">
          <table:table-cell table:style-name="ce172" office:value-type="string" calcext:value-type="string">
            <text:p>Esse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Krankenkasse Selbstbehalt</text:p>
          </table:table-cell>
          <table:table-cell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table:number-columns-repeated="13" office:value-type="float" office:value="425.6" calcext:value-type="float">
            <text:p>425.6</text:p>
          </table:table-cell>
        </table:table-row>
        <table:table-row table:style-name="ro3">
          <table:table-cell office:value-type="string" calcext:value-type="string">
            <text:p><text:span text:style-name="T1">Geburtstag Maja, Lina, Domi, Kathi, Uschi</text:span>…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13"/>
        </table:table-row>
        <table:table-row table:style-name="ro3">
          <table:table-cell table:style-name="ce172" office:value-type="string" calcext:value-type="string">
            <text:p>Papeteri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alt</text:p>
          </table:table-cell>
          <table:table-cell table:number-columns-repeated="13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173" office:value-type="string" calcext:value-type="string">
            <text:p>Taba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13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</table:table-row>
        <table:table-row table:style-name="ro3">
          <table:table-cell table:number-columns-repeated="14"/>
        </table:table-row>
        <table:table-row table:style-name="ro3">
          <table:table-cell table:style-name="ce174" office:value-type="string" calcext:value-type="string">
            <text:p>Total</text:p>
          </table:table-cell>
          <table:table-cell table:formula="of:=SUM([.B3:.B36])" office:value-type="float" office:value="2848.4" calcext:value-type="float">
            <text:p>2848.4</text:p>
          </table:table-cell>
          <table:table-cell table:formula="of:=SUM([.C3:.C36])" office:value-type="float" office:value="2817.85" calcext:value-type="float">
            <text:p>2817.85</text:p>
          </table:table-cell>
          <table:table-cell table:formula="of:=SUM([.D3:.D36])" office:value-type="float" office:value="2835.95" calcext:value-type="float">
            <text:p>2835.95</text:p>
          </table:table-cell>
          <table:table-cell table:formula="of:=SUM([.E3:.E36])" office:value-type="float" office:value="2770.95" calcext:value-type="float">
            <text:p>2770.95</text:p>
          </table:table-cell>
          <table:table-cell table:formula="of:=SUM([.F3:.F36])" office:value-type="float" office:value="2766.45" calcext:value-type="float">
            <text:p>2766.45</text:p>
          </table:table-cell>
          <table:table-cell table:formula="of:=SUM([.G3:.G36])" office:value-type="float" office:value="2494.95" calcext:value-type="float">
            <text:p>2494.95</text:p>
          </table:table-cell>
          <table:table-cell table:formula="of:=SUM([.H3:.H36])" office:value-type="float" office:value="2595.85" calcext:value-type="float">
            <text:p>2595.85</text:p>
          </table:table-cell>
          <table:table-cell table:formula="of:=SUM([.I3:.I36])" office:value-type="float" office:value="2476.85" calcext:value-type="float">
            <text:p>2476.85</text:p>
          </table:table-cell>
          <table:table-cell table:formula="of:=SUM([.J3:.J36])" office:value-type="float" office:value="2594.95" calcext:value-type="float">
            <text:p>2594.95</text:p>
          </table:table-cell>
          <table:table-cell table:formula="of:=SUM([.K3:.K36])" office:value-type="float" office:value="2394.95" calcext:value-type="float">
            <text:p>2394.95</text:p>
          </table:table-cell>
          <table:table-cell table:formula="of:=SUM([.L3:.L36])" office:value-type="float" office:value="2566.45" calcext:value-type="float">
            <text:p>2566.45</text:p>
          </table:table-cell>
          <table:table-cell table:formula="of:=SUM([.M3:.M36])" office:value-type="float" office:value="2231.5" calcext:value-type="float">
            <text:p>2231.5</text:p>
          </table:table-cell>
          <table:table-cell table:formula="of:=SUM([.N3:.N36])" office:value-type="float" office:value="2170.85" calcext:value-type="float">
            <text:p>2170.85</text:p>
          </table:table-cell>
        </table:table-row>
        <table:table-row table:style-name="ro3">
          <table:table-cell table:style-name="ce175"/>
          <table:table-cell table:number-columns-repeated="13"/>
        </table:table-row>
        <table:table-row table:style-name="ro3">
          <table:table-cell table:style-name="ce163" office:value-type="string" calcext:value-type="string">
            <text:p>Total</text:p>
          </table:table-cell>
          <table:table-cell table:style-name="ce15" table:formula="of:=[.B2]-[.B37]" office:value-type="float" office:value="320.6" calcext:value-type="float">
            <text:p>320.6</text:p>
          </table:table-cell>
          <table:table-cell table:style-name="ce247" table:formula="of:=[.C2]-[.C37]" office:value-type="float" office:value="351.15" calcext:value-type="float">
            <text:p>351.15</text:p>
          </table:table-cell>
          <table:table-cell table:style-name="ce247" table:formula="of:=[.D2]-[.D37]" office:value-type="float" office:value="333.05" calcext:value-type="float">
            <text:p>333.05</text:p>
          </table:table-cell>
          <table:table-cell table:style-name="ce247" table:formula="of:=[.E2]-[.E37]" office:value-type="float" office:value="398.05" calcext:value-type="float">
            <text:p>398.05</text:p>
          </table:table-cell>
          <table:table-cell table:style-name="ce247" table:formula="of:=[.F2]-[.F37]" office:value-type="float" office:value="402.55" calcext:value-type="float">
            <text:p>402.55</text:p>
          </table:table-cell>
          <table:table-cell table:style-name="ce247" table:formula="of:=[.G2]-[.G37]" office:value-type="float" office:value="674.05" calcext:value-type="float">
            <text:p>674.05</text:p>
          </table:table-cell>
          <table:table-cell table:style-name="ce247" table:formula="of:=[.H2]-[.H37]" office:value-type="float" office:value="573.15" calcext:value-type="float">
            <text:p>573.15</text:p>
          </table:table-cell>
          <table:table-cell table:style-name="ce247" table:formula="of:=[.I2]-[.I37]" office:value-type="float" office:value="692.15" calcext:value-type="float">
            <text:p>692.15</text:p>
          </table:table-cell>
          <table:table-cell table:style-name="ce247" table:formula="of:=[.J2]-[.J37]" office:value-type="float" office:value="574.05" calcext:value-type="float">
            <text:p>574.05</text:p>
          </table:table-cell>
          <table:table-cell table:style-name="ce247" table:formula="of:=[.K2]-[.K37]" office:value-type="float" office:value="774.05" calcext:value-type="float">
            <text:p>774.05</text:p>
          </table:table-cell>
          <table:table-cell table:style-name="ce247" table:formula="of:=[.L2]-[.L37]" office:value-type="float" office:value="602.55" calcext:value-type="float">
            <text:p>602.55</text:p>
          </table:table-cell>
          <table:table-cell table:style-name="ce247" table:formula="of:=[.M2]-[.M37]" office:value-type="float" office:value="937.5" calcext:value-type="float">
            <text:p>937.5</text:p>
          </table:table-cell>
          <table:table-cell table:style-name="ce247" table:formula="of:=[.N2]-[.N37]" office:value-type="float" office:value="998.15" calcext:value-type="float">
            <text:p>998.15</text:p>
          </table:table-cell>
        </table:table-row>
        <table:table-row table:style-name="ro3">
          <table:table-cell table:style-name="ce176" office:value-type="string" calcext:value-type="string">
            <text:p>Pro Tag</text:p>
          </table:table-cell>
          <table:table-cell table:style-name="ce242" table:formula="of:=[.B39]/30" office:value-type="float" office:value="10.6866666666667" calcext:value-type="float">
            <text:p>10.6866666666667</text:p>
          </table:table-cell>
          <table:table-cell table:style-name="ce248" table:formula="of:=[.C39]/30" office:value-type="float" office:value="11.705" calcext:value-type="float">
            <text:p>11.705</text:p>
          </table:table-cell>
          <table:table-cell table:style-name="ce248" table:formula="of:=[.D39]/30" office:value-type="float" office:value="11.1016666666667" calcext:value-type="float">
            <text:p>11.1016666666667</text:p>
          </table:table-cell>
          <table:table-cell table:style-name="ce248" table:formula="of:=[.E39]/30" office:value-type="float" office:value="13.2683333333333" calcext:value-type="float">
            <text:p>13.2683333333333</text:p>
          </table:table-cell>
          <table:table-cell table:style-name="ce248" table:formula="of:=[.F39]/30" office:value-type="float" office:value="13.4183333333333" calcext:value-type="float">
            <text:p>13.4183333333333</text:p>
          </table:table-cell>
          <table:table-cell table:style-name="ce248" table:formula="of:=[.G39]/30" office:value-type="float" office:value="22.4683333333333" calcext:value-type="float">
            <text:p>22.4683333333333</text:p>
          </table:table-cell>
          <table:table-cell table:style-name="ce248" table:formula="of:=[.H39]/30" office:value-type="float" office:value="19.105" calcext:value-type="float">
            <text:p>19.105</text:p>
          </table:table-cell>
          <table:table-cell table:style-name="ce248" table:formula="of:=[.I39]/30" office:value-type="float" office:value="23.0716666666667" calcext:value-type="float">
            <text:p>23.0716666666667</text:p>
          </table:table-cell>
          <table:table-cell table:style-name="ce248" table:formula="of:=[.J39]/30" office:value-type="float" office:value="19.135" calcext:value-type="float">
            <text:p>19.135</text:p>
          </table:table-cell>
          <table:table-cell table:style-name="ce248" table:formula="of:=[.K39]/30" office:value-type="float" office:value="25.8016666666667" calcext:value-type="float">
            <text:p>25.8016666666667</text:p>
          </table:table-cell>
          <table:table-cell table:formula="of:=[.L39]/30" office:value-type="float" office:value="20.085" calcext:value-type="float">
            <text:p>20.085</text:p>
          </table:table-cell>
          <table:table-cell table:formula="of:=[.M39]/30" office:value-type="float" office:value="31.25" calcext:value-type="float">
            <text:p>31.25</text:p>
          </table:table-cell>
          <table:table-cell table:formula="of:=[.N39]/30" office:value-type="float" office:value="33.2716666666667" calcext:value-type="float">
            <text:p>33.2716666666667</text:p>
          </table:table-cell>
        </table:table-row>
        <table:table-row table:style-name="ro3">
          <table:table-cell table:style-name="ce177"/>
          <table:table-cell table:style-name="Default" table:number-columns-repeated="13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1.2$Linux_X86_64 LibreOffice_project/40$Build-2</meta:generator>
    <dc:date>2022-11-24T13:47:52.398585591</dc:date>
    <meta:editing-duration>P11DT18H34M18S</meta:editing-duration>
    <meta:editing-cycles>214</meta:editing-cycles>
    <meta:print-date>2022-04-06T01:20:02.443000000</meta:print-date>
    <meta:document-statistic meta:table-count="5" meta:cell-count="850" meta:object-count="0"/>
  </office:meta>
</office:document-meta>
</file>